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3" style:family="table-cell" style:parent-style-name="Default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language-asian="en" style:country-asian="US" style:font-style-asian="normal" style:font-weight-asian="normal" style:font-name-complex="Monospace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lors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Color</text:p>
          </table:table-cell>
          <table:table-cell table:style-name="ce1" office:value-type="string">
            <text:p>FDE1CF</text:p>
          </table:table-cell>
          <table:table-cell table:style-name="ce1" office:value-type="string">
            <text:p>FBC7A7</text:p>
          </table:table-cell>
          <table:table-cell table:style-name="ce1" office:value-type="string">
            <text:p>FAB286</text:p>
          </table:table-cell>
          <table:table-cell table:style-name="ce1" table:number-columns-repeated="4"/>
          <table:table-cell table:style-name="ce1" office:value-type="string">
            <text:p>F8995E</text:p>
          </table:table-cell>
          <table:table-cell table:style-name="ce1" office:value-type="string">
            <text:p>F6782A</text:p>
          </table:table-cell>
          <table:table-cell table:style-name="ce1" office:value-type="string">
            <text:p>F0620A</text:p>
          </table:table-cell>
          <table:table-cell table:style-name="ce1" table:number-columns-repeated="3"/>
          <table:table-cell table:style-name="ce1" office:value-type="string">
            <text:p>CA5208</text:p>
          </table:table-cell>
          <table:table-cell table:style-name="ce1" office:value-type="string">
            <text:p>A94507</text:p>
          </table:table-cell>
          <table:table-cell table:style-name="ce1" office:value-type="float" office:value="813405">
            <text:p>813405</text:p>
          </table:table-cell>
          <table:table-cell table:style-name="ce1" table:number-columns-repeated="3"/>
          <table:table-cell table:style-name="ce1" office:value-type="float" office:value="552203">
            <text:p>552203</text:p>
          </table:table-cell>
          <table:table-cell table:style-name="ce1" office:value-type="float" office:value="381702">
            <text:p>381702</text:p>
          </table:table-cell>
          <table:table-cell table:style-name="ce1" office:value-type="string">
            <text:p>190A01</text:p>
          </table:table-cell>
        </table:table-row>
        <table:table-row table:style-name="ro1">
          <table:table-cell office:value-type="string">
            <text:p>Light</text:p>
          </table:table-cell>
          <table:table-cell office:value-type="string">
            <text:p>fde1ce</text:p>
          </table:table-cell>
          <table:table-cell office:value-type="string">
            <text:p>fbc7a8</text:p>
          </table:table-cell>
          <table:table-cell office:value-type="string">
            <text:p>fab387</text:p>
          </table:table-cell>
          <table:table-cell office:value-type="string">
            <text:p>faaf83</text:p>
          </table:table-cell>
          <table:table-cell office:value-type="string">
            <text:p>f9a979</text:p>
          </table:table-cell>
          <table:table-cell office:value-type="string">
            <text:p>f9a36f</text:p>
          </table:table-cell>
          <table:table-cell office:value-type="string">
            <text:p>f89d67</text:p>
          </table:table-cell>
          <table:table-cell office:value-type="string">
            <text:p>f8985f</text:p>
          </table:table-cell>
          <table:table-cell office:value-type="string">
            <text:p>f7772b</text:p>
          </table:table-cell>
          <table:table-cell office:value-type="string">
            <text:p>f99457</text:p>
          </table:table-cell>
          <table:table-cell office:value-type="string">
            <text:p>f88d4e</text:p>
          </table:table-cell>
          <table:table-cell office:value-type="string">
            <text:p>f88743</text:p>
          </table:table-cell>
          <table:table-cell office:value-type="string">
            <text:p>f7823c</text:p>
          </table:table-cell>
          <table:table-cell office:value-type="string">
            <text:p>f77b31</text:p>
          </table:table-cell>
          <table:table-cell office:value-type="string">
            <text:p>f56610</text:p>
          </table:table-cell>
          <table:table-cell office:value-type="string">
            <text:p>d25409</text:p>
          </table:table-cell>
          <table:table-cell office:value-type="string">
            <text:p>f5772c</text:p>
          </table:table-cell>
          <table:table-cell office:value-type="string">
            <text:p>f77222</text:p>
          </table:table-cell>
          <table:table-cell office:value-type="string">
            <text:p>f56b18</text:p>
          </table:table-cell>
          <table:table-cell office:value-type="string">
            <text:p>f7630b</text:p>
          </table:table-cell>
          <table:table-cell office:value-type="string">
            <text:p>db5c09</text:p>
          </table:table-cell>
          <table:table-cell office:value-type="string">
            <text:p>bc4b0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string">
            <text:p>faae7c</text:p>
          </table:table-cell>
          <table:table-cell office:value-type="string">
            <text:p>f89356</text:p>
          </table:table-cell>
          <table:table-cell office:value-type="string">
            <text:p>f77d35</text:p>
          </table:table-cell>
          <table:table-cell office:value-type="string">
            <text:p>f77b31</text:p>
          </table:table-cell>
          <table:table-cell office:value-type="string">
            <text:p>f57527</text:p>
          </table:table-cell>
          <table:table-cell office:value-type="string">
            <text:p>f56f1d</text:p>
          </table:table-cell>
          <table:table-cell office:value-type="string">
            <text:p>f46915</text:p>
          </table:table-cell>
          <table:table-cell office:value-type="string">
            <text:p>f4640d</text:p>
          </table:table-cell>
          <table:table-cell office:value-type="string">
            <text:p>c44f09</text:p>
          </table:table-cell>
          <table:table-cell office:value-type="string">
            <text:p>f1610a</text:p>
          </table:table-cell>
          <table:table-cell office:value-type="string">
            <text:p>e75c0a</text:p>
          </table:table-cell>
          <table:table-cell office:value-type="string">
            <text:p>dc580a</text:p>
          </table:table-cell>
          <table:table-cell office:value-type="string">
            <text:p>d3550a</text:p>
          </table:table-cell>
          <table:table-cell office:value-type="string">
            <text:p>cb5107</text:p>
          </table:table-cell>
          <table:table-cell office:value-type="string">
            <text:p>a94407</text:p>
          </table:table-cell>
          <table:table-cell office:value-type="float" office:value="813405">
            <text:p>813405</text:p>
          </table:table-cell>
          <table:table-cell office:value-type="string">
            <text:p>c44f09</text:p>
          </table:table-cell>
          <table:table-cell office:value-type="string">
            <text:p>bc4b07</text:p>
          </table:table-cell>
          <table:table-cell office:value-type="string">
            <text:p>b14707</text:p>
          </table:table-cell>
          <table:table-cell office:value-type="string">
            <text:p>a74205</text:p>
          </table:table-cell>
          <table:table-cell office:value-type="string">
            <text:p>893a05</text:p>
          </table:table-cell>
          <table:table-cell office:value-type="string">
            <text:p>6a2b04</text:p>
          </table:table-cell>
        </table:table-row>
        <table:table-row table:style-name="ro2">
          <table:table-cell office:value-type="string">
            <text:p>Dark</text:p>
          </table:table-cell>
          <table:table-cell table:style-name="ce2" office:value-type="string">
            <text:p>f77c2b</text:p>
          </table:table-cell>
          <table:table-cell table:style-name="ce2" office:value-type="string">
            <text:p>ee600b</text:p>
          </table:table-cell>
          <table:table-cell table:style-name="ce2" office:value-type="string">
            <text:p>ce5309</text:p>
          </table:table-cell>
          <table:table-cell table:style-name="ce2" office:value-type="string">
            <text:p>cb5107</text:p>
          </table:table-cell>
          <table:table-cell table:style-name="ce2" office:value-type="string">
            <text:p>bf4e09</text:p>
          </table:table-cell>
          <table:table-cell table:style-name="ce2" office:value-type="string">
            <text:p>b64907</text:p>
          </table:table-cell>
          <table:table-cell table:style-name="ce2" office:value-type="string">
            <text:p>ad4607</text:p>
          </table:table-cell>
          <table:table-cell table:style-name="ce2" office:value-type="string">
            <text:p>a54307</text:p>
          </table:table-cell>
          <table:table-cell table:style-name="ce2" office:value-type="string">
            <text:p>732e04</text:p>
          </table:table-cell>
          <table:table-cell table:style-name="ce2" office:value-type="string">
            <text:p>9f4006</text:p>
          </table:table-cell>
          <table:table-cell table:style-name="ce2" office:value-type="string">
            <text:p>953c06</text:p>
          </table:table-cell>
          <table:table-cell table:style-name="ce2" office:value-type="string">
            <text:p>8b3705</text:p>
          </table:table-cell>
          <table:table-cell table:style-name="ce2" office:value-type="string">
            <text:p>833405</text:p>
          </table:table-cell>
          <table:table-cell table:style-name="ce2" office:value-type="string">
            <text:p>793004</text:p>
          </table:table-cell>
          <table:table-cell table:style-name="ce2" office:value-type="string">
            <text:p>582303</text:p>
          </table:table-cell>
          <table:table-cell table:style-name="ce2" office:value-type="string">
            <text:p>2f1302</text:p>
          </table:table-cell>
          <table:table-cell table:style-name="ce2" office:value-type="string">
            <text:p>722e05</text:p>
          </table:table-cell>
          <table:table-cell table:style-name="ce2" office:value-type="string">
            <text:p>6a2b04</text:p>
          </table:table-cell>
          <table:table-cell table:style-name="ce2" office:value-type="string">
            <text:p>602604</text:p>
          </table:table-cell>
          <table:table-cell table:style-name="ce2" office:value-type="string">
            <text:p>542203</text:p>
          </table:table-cell>
          <table:table-cell table:style-name="ce2" office:value-type="string">
            <text:p>371702</text:p>
          </table:table-cell>
          <table:table-cell table:style-name="ce2" office:value-type="string">
            <text:p>180a01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Color</text:p>
          </table:table-cell>
          <table:table-cell office:value-type="float" office:value="230">
            <text:p>230</text:p>
          </table:table-cell>
          <table:table-cell office:value-type="float" office:value="209">
            <text:p>209</text:p>
          </table:table-cell>
          <table:table-cell office:value-type="float" office:value="192">
            <text:p>192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44">
            <text:p>144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ght</text:p>
          </table:table-cell>
          <table:table-cell office:value-type="float" office:value="229">
            <text:p>229</text:p>
          </table:table-cell>
          <table:table-cell office:value-type="float" office:value="209">
            <text:p>209</text:p>
          </table:table-cell>
          <table:table-cell office:value-type="float" office:value="192">
            <text:p>192</text:p>
          </table:table-cell>
          <table:table-cell table:style-name="ce3"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79">
            <text:p>179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145">
            <text:p>145</text:p>
          </table:table-cell>
          <table:table-cell office:value-type="float" office:value="168">
            <text:p>168</text:p>
          </table:table-cell>
          <table:table-cell table:style-name="ce3" office:value-type="float" office:value="163">
            <text:p>163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30">
            <text:p>130</text:p>
          </table:table-cell>
          <table:table-cell office:value-type="float" office:value="109">
            <text:p>109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9">
            <text:p>129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Medium</text:p>
          </table:table-cell>
          <table:table-cell office:value-type="float" office:value="187">
            <text:p>187</text:p>
          </table:table-cell>
          <table:table-cell office:value-type="float" office:value="167">
            <text:p>167</text:p>
          </table:table-cell>
          <table:table-cell office:value-type="float" office:value="150">
            <text:p>150</text:p>
          </table:table-cell>
          <table:table-cell table:style-name="ce3"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02">
            <text:p>102</text:p>
          </table:table-cell>
          <table:table-cell office:value-type="float" office:value="125">
            <text:p>125</text:p>
          </table:table-cell>
          <table:table-cell table:style-name="ce3"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ark</text:p>
          </table:table-cell>
          <table:table-cell office:value-type="float" office:value="145">
            <text:p>145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table:style-name="ce3"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table:style-name="ce3"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59">
            <text:p>59</text:p>
            <draw:frame table:end-cell-address="colors.X38" table:end-x="0.6244in" table:end-y="0.1055in" draw:z-index="2" draw:style-name="gr1" svg:width="5.7394in" svg:height="4.7252in" svg:x="0.2189in" svg:y="0.1622in">
              <draw:object draw:notify-on-update-of-ranges="colors.R8:colors.W8 colors.A9:colors.A9 colors.R9:colors.W9 colors.R8:colors.W8 colors.A10:colors.A10 colors.R10:colors.W10 colors.R8:colors.W8 colors.A11:colors.A11 colors.R11:colors.W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>
            <draw:frame table:end-cell-address="colors.J39" table:end-x="0.1563in" table:end-y="0.061in" draw:z-index="0" draw:style-name="gr1" svg:width="8.0327in" svg:height="4.7697in" svg:x="0.1248in" svg:y="0.0732in">
              <draw:object draw:notify-on-update-of-ranges="colors.A8:colors.A8 colors.B8:colors.J8 colors.A9:colors.A9 colors.B9:colors.J9 colors.A8:colors.A8 colors.B8:colors.J8 colors.A10:colors.A10 colors.B10:colors.J10 colors.A8:colors.A8 colors.B8:colors.J8 colors.A11:colors.A11 colors.B11:colors.J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>
            <draw:frame table:end-cell-address="colors.R39" table:end-x="0.0315in" table:end-y="0.0165in" draw:z-index="1" draw:style-name="gr1" svg:width="6.5665in" svg:height="4.7547in" svg:x="0.5772in" svg:y="0.0437in">
              <draw:object draw:notify-on-update-of-ranges="colors.K8:colors.Q8 colors.K9:colors.Q9 colors.K8:colors.Q8 colors.K10:colors.Q10 colors.K8:colors.Q8 colors.K11:colors.Q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8">
          <table:table-cell table:number-columns-repeated="23"/>
        </table:table-row>
        <table:table-row table:style-name="ro1">
          <table:table-cell table:number-columns-repeated="6"/>
          <table:table-cell office:value-type="string">
            <text:p>Breaks at</text:p>
          </table:table-cell>
          <table:table-cell office:value-type="float" office:value="63">
            <text:p>63</text:p>
          </table:table-cell>
          <table:table-cell office:value-type="float" office:value="127">
            <text:p>127</text:p>
          </table:table-cell>
          <table:table-cell table:number-columns-repeated="14"/>
        </table:table-row>
        <table:table-row table:style-name="ro1">
          <table:table-cell table:number-columns-repeated="7"/>
          <table:table-cell table:formula="of:=[.H41]/255" office:value-type="float" office:value="0.247058823529412">
            <text:p>0.25</text:p>
          </table:table-cell>
          <table:table-cell table:formula="of:=[.I41]/255" office:value-type="float" office:value="0.498039215686275">
            <text:p>0.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16:5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édric Bosdonnat</meta:initial-creator>
    <meta:creation-date>2010-02-16T14:10:19</meta:creation-date>
    <dc:date>2010-02-16T16:57:15</dc:date>
    <dc:creator>Cédric Bosdonnat</dc:creator>
    <meta:editing-duration>PT00H15M24S</meta:editing-duration>
    <meta:editing-cycles>2</meta:editing-cycles>
    <meta:generator>OpenOffice.org/3.1$Unix OpenOffice.org_project/310m21$Build-9319</meta:generator>
    <meta:document-statistic meta:table-count="1" meta:cell-count="179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0.404cm" svg:height="12.116cm" chart:class="chart:scatter" chart:style-name="ch1">
        <chart:title svg:x="9.395cm" svg:y="0.243cm" chart:style-name="ch2">
          <text:p>L &lt; 0.25</text:p>
        </chart:title>
        <chart:plot-area chart:style-name="ch3" table:cell-range-address="colors.A8:colors.J11" chart:data-source-has-labels="column" svg:x="0.408cm" svg:y="0.988cm" svg:width="19.588cm" svg:height="10.88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lors.B9:colors.J9" chart:label-cell-address="colors.A9:colors.A9" chart:class="chart:scatter">
            <chart:domain table:cell-range-address="colors.B8:colors.J8"/>
            <chart:regression-curve chart:style-name="ch7">
              <chart:equation svg:x="12.213cm" svg:y="1.558cm"/>
            </chart:regression-curve>
            <chart:data-point chart:repeated="9"/>
          </chart:series>
          <chart:series chart:style-name="ch8" chart:values-cell-range-address="colors.B10:colors.J10" chart:label-cell-address="colors.A10:colors.A10" chart:class="chart:scatter">
            <chart:regression-curve chart:style-name="ch9">
              <chart:equation svg:x="15.89cm" svg:y="3.791cm"/>
            </chart:regression-curve>
            <chart:data-point chart:repeated="9"/>
          </chart:series>
          <chart:series chart:style-name="ch10" chart:values-cell-range-address="colors.B11:colors.J11" chart:label-cell-address="colors.A11:colors.A11" chart:class="chart:scatter">
            <chart:regression-curve chart:style-name="ch11">
              <chart:equation svg:x="14.948cm" svg:y="6.373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230">
                <text:p text:id="colors.B8:colors.J8">230</text:p>
              </table:table-cell>
              <table:table-cell office:value-type="float" office:value="209">
                <text:p>209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 text:id="colors.A9:colors.A9">Light</text:p>
              </table:table-cell>
              <table:table-cell office:value-type="float" office:value="229">
                <text:p text:id="colors.B9:colors.J9">229</text:p>
              </table:table-cell>
              <table:table-cell office:value-type="float" office:value="209">
                <text:p>209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79">
                <text:p>179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 text:id="colors.A10:colors.A10">Medium</text:p>
              </table:table-cell>
              <table:table-cell office:value-type="float" office:value="187">
                <text:p text:id="colors.B10:colors.J10">187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 text:id="colors.A11:colors.A11">Dark</text:p>
              </table:table-cell>
              <table:table-cell office:value-type="float" office:value="145">
                <text:p text:id="colors.B11:colors.J11">145</text:p>
              </table:table-cell>
              <table:table-cell office:value-type="float" office:value="124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68cm" svg:height="12.078cm" chart:class="chart:scatter" chart:style-name="ch1">
        <chart:title svg:x="6.832cm" svg:y="0.242cm" chart:style-name="ch2">
          <text:p>0.25 &lt;= L &lt; 0.5</text:p>
        </chart:title>
        <chart:plot-area chart:style-name="ch3" table:cell-range-address="colors.K8:colors.Q11" svg:x="0.333cm" svg:y="0.986cm" svg:width="16.014cm" svg:height="10.85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lors.K9:colors.Q9" chart:class="chart:scatter">
            <chart:domain table:cell-range-address="colors.K8:colors.Q8"/>
            <chart:regression-curve chart:style-name="ch7">
              <chart:equation svg:x="6.227cm" svg:y="2.159cm"/>
            </chart:regression-curve>
            <chart:data-point chart:repeated="7"/>
          </chart:series>
          <chart:series chart:style-name="ch8" chart:values-cell-range-address="colors.K10:colors.Q10" chart:class="chart:scatter">
            <chart:regression-curve chart:style-name="ch9">
              <chart:equation svg:x="8.059cm" svg:y="4.711cm"/>
            </chart:regression-curve>
            <chart:data-point chart:repeated="7"/>
          </chart:series>
          <chart:series chart:style-name="ch10" chart:values-cell-range-address="colors.K11:colors.Q11" chart:class="chart:scatter">
            <chart:regression-curve chart:style-name="ch11">
              <chart:equation svg:x="5.906cm" svg:y="7.792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25">
                <text:p text:id="colors.K8:colors.Q8">125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68">
                <text:p text:id="colors.K9:colors.Q9">168</text:p>
              </table:table-cell>
              <table:table-cell office:value-type="float" office:value="163">
                <text:p>163</text:p>
              </table:table-cell>
              <table:table-cell office:value-type="float" office:value="157">
                <text:p>157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30">
                <text:p>1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25">
                <text:p text:id="colors.K10:colors.Q10">125</text:p>
              </table:table-cell>
              <table:table-cell office:value-type="float" office:value="120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82">
                <text:p text:id="colors.K11:colors.Q11">82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svg:stroke-width="0cm" svg:stroke-color="#ff420e"/>
    </style:style>
    <style:style style:name="ch10" style:family="chart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579cm" svg:height="12.003cm" chart:class="chart:scatter" chart:style-name="ch1">
        <chart:title svg:x="6.469cm" svg:y="0.241cm" chart:style-name="ch2">
          <text:p>0.5 &lt;= L</text:p>
        </chart:title>
        <chart:plot-area chart:style-name="ch3" table:cell-range-address="colors.R8:colors.W11 colors.A9:colors.A11" chart:data-source-has-labels="column" svg:x="0.291cm" svg:y="0.984cm" svg:width="13.997cm" svg:height="10.7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lors.R9:colors.W9" chart:label-cell-address="colors.A9:colors.A9" chart:class="chart:scatter">
            <chart:domain table:cell-range-address="colors.R8:colors.W8"/>
            <chart:regression-curve chart:style-name="ch7">
              <chart:equation svg:x="6.573cm" svg:y="2.524cm"/>
            </chart:regression-curve>
            <chart:data-point chart:repeated="6"/>
          </chart:series>
          <chart:series chart:style-name="ch8" chart:values-cell-range-address="colors.R10:colors.W10" chart:label-cell-address="colors.A10:colors.A10" chart:class="chart:scatter">
            <chart:regression-curve chart:style-name="ch9">
              <chart:equation svg:x="7.189cm" svg:y="5.113cm"/>
            </chart:regression-curve>
            <chart:data-point chart:repeated="6"/>
          </chart:series>
          <chart:series chart:style-name="ch10" chart:values-cell-range-address="colors.R11:colors.W11" chart:label-cell-address="colors.A11:colors.A11" chart:class="chart:scatter">
            <chart:regression-curve chart:style-name="ch11">
              <chart:equation svg:x="6.942cm" svg:y="7.973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60">
                <text:p text:id="colors.R8:colors.W8">6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 text:id="colors.A9:colors.A9">Light</text:p>
              </table:table-cell>
              <table:table-cell office:value-type="float" office:value="144">
                <text:p text:id="colors.R9:colors.W9">144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113">
                <text:p>1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 text:id="colors.A10:colors.A10">Medium</text:p>
              </table:table-cell>
              <table:table-cell office:value-type="float" office:value="102">
                <text:p text:id="colors.R10:colors.W10">102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 text:id="colors.A11:colors.A11">Dark</text:p>
              </table:table-cell>
              <table:table-cell office:value-type="float" office:value="59">
                <text:p text:id="colors.R11:colors.W11">5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